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bpsensor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date" office:date-value="2019-07-23" calcext:value-type="date">
            <text:p>07/23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9]/[.E10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2])/([.E12]*1000000*[.D12]*0.000000000001*[.F12])*0.001)" office:value-type="float" office:value="1.28812057222229" calcext:value-type="float">
            <text:p>1.29</text:p>
          </table:table-cell>
          <table:table-cell/>
          <table:table-cell table:style-name="ce2" table:formula="of:=[.C12]/[.E12]" office:value-type="float" office:value="0.125" calcext:value-type="float">
            <text:p>0.1</text:p>
          </table:table-cell>
          <table:table-cell table:number-columns-repeated="3"/>
          <table:table-cell office:value-type="string" calcext:value-type="string">
            <text:p>Divider</text:p>
          </table:table-cell>
          <table:table-cell table:number-columns-repeated="9"/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formula="of:=[.D12]" office:value-type="float" office:value="10" calcext:value-type="float">
            <text:p>10</text:p>
          </table:table-cell>
          <table:table-cell table:formula="of:=[.E12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3]-0.05)/([.E13]*1000000*[.D13]*0.000000000001*[.F13])*0.001)" office:value-type="float" office:value="6.39766550870403" calcext:value-type="float">
            <text:p>6.40</text:p>
          </table:table-cell>
          <table:table-cell/>
          <table:table-cell table:style-name="ce2" table:formula="of:=[.C13]/[.E13]" office:value-type="float" office:value="0.625" calcext:value-type="float">
            <text:p>0.6</text:p>
          </table:table-cell>
          <table:table-cell table:number-columns-repeated="2"/>
          <table:table-cell office:value-type="string" calcext:value-type="string">
            <text:p>R1 (k)</text:p>
          </table:table-cell>
          <table:table-cell office:value-type="string" calcext:value-type="string">
            <text:p>R2 (k)</text:p>
          </table:table-cell>
          <table:table-cell office:value-type="string" calcext:value-type="string">
            <text:p>R|| (k)</text:p>
          </table:table-cell>
          <table:table-cell office:value-type="string" calcext:value-type="string">
            <text:p>Rseries(k)</text:p>
          </table:table-cell>
          <table:table-cell office:value-type="string" calcext:value-type="string">
            <text:p>Vdd (volt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Vin max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ADCvref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HV 100x</text:p>
          </table:table-cell>
          <table:table-cell office:value-type="string" calcext:value-type="string">
            <text:p>V1 </text:p>
          </table:table-cell>
          <table:table-cell office:value-type="string" calcext:value-type="string">
            <text:p>Vref scaled</text:p>
          </table:table-cell>
          <table:table-cell office:value-type="string" calcext:value-type="string">
            <text:p>ADCv1ma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formula="of:=[.D13]" office:value-type="float" office:value="10" calcext:value-type="float">
            <text:p>10</text:p>
          </table:table-cell>
          <table:table-cell table:formula="of:=[.E13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4]-0.05)/([.E14]*1000000*[.D14]*0.000000000001*[.F14])*0.001)" office:value-type="float" office:value="11.5501477975932" calcext:value-type="float">
            <text:p>11.55</text:p>
          </table:table-cell>
          <table:table-cell/>
          <table:table-cell table:style-name="ce2" table:formula="of:=[.C14]/[.E14]" office:value-type="float" office:value="1.125" calcext:value-type="float">
            <text:p>1.1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table:formula="of:=([.L14]*[.M14])/([.L14]+[.M14])" office:value-type="float" office:value="18.5423896876549" calcext:value-type="float">
            <text:p>18.54</text:p>
          </table:table-cell>
          <table:table-cell table:style-name="ce3" table:formula="of:=[.L14]+[.M14]" office:value-type="float" office:value="2218.7" calcext:value-type="float">
            <text:p>2218.7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4]/([.O14])" office:value-type="float" office:value="0.00842835894893406" calcext:value-type="float">
            <text:p>0.0084283589</text:p>
          </table:table-cell>
          <table:table-cell table:style-name="ce2" table:formula="of:=[.P14]/[.Q14]" office:value-type="float" office:value="344.076470588235" calcext:value-type="float">
            <text:p>344.1</text:p>
          </table:table-cell>
          <table:table-cell table:style-name="ce6" office:value-type="float" office:value="1.2" calcext:value-type="float">
            <text:p>1.200</text:p>
          </table:table-cell>
          <table:table-cell table:style-name="ce2" table:formula="of:=([.S14]/[.P14])*65520" office:value-type="float" office:value="27111.724137931" calcext:value-type="float">
            <text:p>27111.7</text:p>
          </table:table-cell>
          <table:table-cell table:style-name="ce3" table:formula="of:=[.S14]*(65520/[.T14])" office:value-type="float" office:value="2.9" calcext:value-type="float">
            <text:p>2.90</text:p>
          </table:table-cell>
          <table:table-cell table:formula="of:=INT(100*[.U14]/[.Q14])" office:value-type="float" office:value="34407" calcext:value-type="float">
            <text:p>34407</text:p>
          </table:table-cell>
          <table:table-cell table:formula="of:=INT([.U14]*POWER(2;[.W$12]))" office:value-type="float" office:value="47513" calcext:value-type="float">
            <text:p>47513</text:p>
          </table:table-cell>
          <table:table-cell table:formula="of:=INT([.S14]*POWER(2;[.X$12]))" office:value-type="float" office:value="19660" calcext:value-type="float">
            <text:p>19660</text:p>
          </table:table-cell>
          <table:table-cell office:value-type="float" office:value="65520" calcext:value-type="float">
            <text:p>65520</text:p>
          </table:table-cell>
          <table:table-cell table:formula="of:=INT([.X14]*[.Y14]/[.T14])" office:value-type="float" office:value="47511" calcext:value-type="float">
            <text:p>47511</text:p>
          </table:table-cell>
          <table:table-cell table:formula="of:=[.Z14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28.5" calcext:value-type="float">
            <text:p>28.5</text:p>
          </table:table-cell>
          <table:table-cell table:formula="of:=[.D14]" office:value-type="float" office:value="10" calcext:value-type="float">
            <text:p>10</text:p>
          </table:table-cell>
          <table:table-cell table:formula="of:=[.E14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5]-0.05)/([.E15]*1000000*[.D15]*0.000000000001*[.F15])*0.001)" office:value-type="float" office:value="24.4313535198161" calcext:value-type="float">
            <text:p>24.43</text:p>
          </table:table-cell>
          <table:table-cell/>
          <table:table-cell table:style-name="ce2" table:formula="of:=[.C15]/[.E15]" office:value-type="float" office:value="2.375" calcext:value-type="float">
            <text:p>2.4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" calcext:value-type="float">
            <text:p>18.00</text:p>
          </table:table-cell>
          <table:table-cell table:style-name="ce3" table:formula="of:=([.L15]*[.M15])/([.L15]+[.M15])" office:value-type="float" office:value="17.8539224526601" calcext:value-type="float">
            <text:p>17.85</text:p>
          </table:table-cell>
          <table:table-cell table:style-name="ce3" table:formula="of:=[.L15]+[.M15]" office:value-type="float" office:value="2218" calcext:value-type="float">
            <text:p>2218.0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5]/([.O15])" office:value-type="float" office:value="0.00811541929666366" calcext:value-type="float">
            <text:p>0.0081154193</text:p>
          </table:table-cell>
          <table:table-cell table:style-name="ce2" table:formula="of:=[.P15]/[.Q15]" office:value-type="float" office:value="357.344444444444" calcext:value-type="float">
            <text:p>357.3</text:p>
          </table:table-cell>
          <table:table-cell table:style-name="ce6" table:formula="of:=[.S14]" office:value-type="float" office:value="1.2" calcext:value-type="float">
            <text:p>1.200</text:p>
          </table:table-cell>
          <table:table-cell table:style-name="ce2" table:formula="of:=([.S15]/[.P15])*65520" office:value-type="float" office:value="27111.724137931" calcext:value-type="float">
            <text:p>27111.7</text:p>
          </table:table-cell>
          <table:table-cell table:style-name="ce3" table:formula="of:=[.S15]*(65520/[.T15])" office:value-type="float" office:value="2.9" calcext:value-type="float">
            <text:p>2.90</text:p>
          </table:table-cell>
          <table:table-cell table:formula="of:=INT(100*[.U15]/[.Q15])" office:value-type="float" office:value="35734" calcext:value-type="float">
            <text:p>35734</text:p>
          </table:table-cell>
          <table:table-cell table:formula="of:=INT([.U15]*POWER(2;[.W$12]))" office:value-type="float" office:value="47513" calcext:value-type="float">
            <text:p>47513</text:p>
          </table:table-cell>
          <table:table-cell table:formula="of:=INT([.S15]*POWER(2;[.X$12]))" office:value-type="float" office:value="19660" calcext:value-type="float">
            <text:p>19660</text:p>
          </table:table-cell>
          <table:table-cell table:formula="of:=[.Y14]" office:value-type="float" office:value="65520" calcext:value-type="float">
            <text:p>65520</text:p>
          </table:table-cell>
          <table:table-cell table:formula="of:=INT([.X15]*[.Y15]/[.T15])" office:value-type="float" office:value="47511" calcext:value-type="float">
            <text:p>47511</text:p>
          </table:table-cell>
          <table:table-cell table:formula="of:=[.Z15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41.5" calcext:value-type="float">
            <text:p>41.5</text:p>
          </table:table-cell>
          <table:table-cell table:formula="of:=[.D15]" office:value-type="float" office:value="10" calcext:value-type="float">
            <text:p>10</text:p>
          </table:table-cell>
          <table:table-cell table:formula="of:=[.E15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6]-0.05)/([.E16]*1000000*[.D16]*0.000000000001*[.F16])*0.001)" office:value-type="float" office:value="35.5950651457426" calcext:value-type="float">
            <text:p>35.60</text:p>
          </table:table-cell>
          <table:table-cell/>
          <table:table-cell table:style-name="ce2" table:formula="of:=[.C16]/[.E16]" office:value-type="float" office:value="3.45833333333333" calcext:value-type="float">
            <text:p>3.5</text:p>
          </table:table-cell>
          <table:table-cell/>
          <table:table-cell table:style-name="ce4" office:value-type="string" calcext:value-type="string">
            <text:p><text:s/>==&gt;</text:p>
          </table:table-cell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5" calcext:value-type="float">
            <text:p>15.00</text:p>
          </table:table-cell>
          <table:table-cell table:style-name="ce3" table:formula="of:=([.L16]*[.M16])/([.L16]+[.M16])" office:value-type="float" office:value="14.8984198645598" calcext:value-type="float">
            <text:p>14.90</text:p>
          </table:table-cell>
          <table:table-cell table:style-name="ce3" table:formula="of:=[.L16]+[.M16]" office:value-type="float" office:value="2215" calcext:value-type="float">
            <text:p>2215.00</text:p>
          </table:table-cell>
          <table:table-cell table:style-name="ce3" office:value-type="float" office:value="2.9" calcext:value-type="float">
            <text:p>2.90</text:p>
          </table:table-cell>
          <table:table-cell table:formula="of:=[.M16]/([.O16])" office:value-type="float" office:value="0.00677200902934537" calcext:value-type="float">
            <text:p>0.006772009</text:p>
          </table:table-cell>
          <table:table-cell table:style-name="ce2" table:formula="of:=[.P16]/[.Q16]" office:value-type="float" office:value="428.233333333333" calcext:value-type="float">
            <text:p>428.2</text:p>
          </table:table-cell>
          <table:table-cell table:style-name="ce6" table:formula="of:=[.S15]" office:value-type="float" office:value="1.2" calcext:value-type="float">
            <text:p>1.200</text:p>
          </table:table-cell>
          <table:table-cell table:style-name="ce2" table:formula="of:=([.S16]/[.P16])*65520" office:value-type="float" office:value="27111.724137931" calcext:value-type="float">
            <text:p>27111.7</text:p>
          </table:table-cell>
          <table:table-cell table:style-name="ce3" table:formula="of:=[.S16]*(65520/[.T16])" office:value-type="float" office:value="2.9" calcext:value-type="float">
            <text:p>2.90</text:p>
          </table:table-cell>
          <table:table-cell table:formula="of:=INT(100*[.U16]/[.Q16])" office:value-type="float" office:value="42823" calcext:value-type="float">
            <text:p>42823</text:p>
          </table:table-cell>
          <table:table-cell table:formula="of:=INT([.U16]*POWER(2;[.W$12]))" office:value-type="float" office:value="47513" calcext:value-type="float">
            <text:p>47513</text:p>
          </table:table-cell>
          <table:table-cell table:formula="of:=INT([.S16]*POWER(2;[.X$12]))" office:value-type="float" office:value="19660" calcext:value-type="float">
            <text:p>19660</text:p>
          </table:table-cell>
          <table:table-cell table:formula="of:=[.Y15]" office:value-type="float" office:value="65520" calcext:value-type="float">
            <text:p>65520</text:p>
          </table:table-cell>
          <table:table-cell table:formula="of:=INT([.X16]*[.Y16]/[.T16])" office:value-type="float" office:value="47511" calcext:value-type="float">
            <text:p>47511</text:p>
          </table:table-cell>
          <table:table-cell table:formula="of:=[.Z16]/65536" office:value-type="float" office:value="0.724960327148438" calcext:value-type="float">
            <text:p>0.7249603271</text:p>
          </table:table-cell>
        </table:table-row>
        <table:table-row table:style-name="ro1">
          <table:table-cell table:number-columns-repeated="2"/>
          <table:table-cell office:value-type="float" office:value="55.5" calcext:value-type="float">
            <text:p>55.5</text:p>
          </table:table-cell>
          <table:table-cell table:formula="of:=[.D16]" office:value-type="float" office:value="10" calcext:value-type="float">
            <text:p>10</text:p>
          </table:table-cell>
          <table:table-cell table:formula="of:=[.E16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7]-0.05)/([.E17]*1000000*[.D17]*0.000000000001*[.F17])*0.001)" office:value-type="float" office:value="47.6175238198173" calcext:value-type="float">
            <text:p>47.62</text:p>
          </table:table-cell>
          <table:table-cell/>
          <table:table-cell table:style-name="ce2" table:formula="of:=[.C17]/[.E17]" office:value-type="float" office:value="4.625" calcext:value-type="float">
            <text:p>4.6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table:formula="of:=([.L17]*[.M17])/([.L17]+[.M17])" office:value-type="float" office:value="18.5423896876549" calcext:value-type="float">
            <text:p>18.54</text:p>
          </table:table-cell>
          <table:table-cell table:style-name="ce3" table:formula="of:=[.L17]+[.M17]" office:value-type="float" office:value="2218.7" calcext:value-type="float">
            <text:p>2218.7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7]/([.O17])" office:value-type="float" office:value="0.00842835894893406" calcext:value-type="float">
            <text:p>0.0084283589</text:p>
          </table:table-cell>
          <table:table-cell table:style-name="ce2" table:formula="of:=[.P17]/[.Q17]" office:value-type="float" office:value="391.535294117647" calcext:value-type="float">
            <text:p>391.5</text:p>
          </table:table-cell>
          <table:table-cell table:style-name="ce6" table:formula="of:=[.S16]" office:value-type="float" office:value="1.2" calcext:value-type="float">
            <text:p>1.200</text:p>
          </table:table-cell>
          <table:table-cell table:style-name="ce2" table:formula="of:=([.S17]/[.P17])*65520" office:value-type="float" office:value="23825.4545454545" calcext:value-type="float">
            <text:p>23825.5</text:p>
          </table:table-cell>
          <table:table-cell table:style-name="ce3" table:formula="of:=[.S17]*(65520/[.T17])" office:value-type="float" office:value="3.3" calcext:value-type="float">
            <text:p>3.30</text:p>
          </table:table-cell>
          <table:table-cell table:formula="of:=INT(100*[.U17]/[.Q17])" office:value-type="float" office:value="39153" calcext:value-type="float">
            <text:p>39153</text:p>
          </table:table-cell>
          <table:table-cell table:formula="of:=INT([.U17]*POWER(2;[.W$12]))" office:value-type="float" office:value="54067" calcext:value-type="float">
            <text:p>54067</text:p>
          </table:table-cell>
          <table:table-cell table:formula="of:=INT([.S17]*POWER(2;[.X$12]))" office:value-type="float" office:value="19660" calcext:value-type="float">
            <text:p>19660</text:p>
          </table:table-cell>
          <table:table-cell table:formula="of:=[.Y16]" office:value-type="float" office:value="65520" calcext:value-type="float">
            <text:p>65520</text:p>
          </table:table-cell>
          <table:table-cell table:formula="of:=INT([.X17]*[.Y17]/[.T17])" office:value-type="float" office:value="54065" calcext:value-type="float">
            <text:p>54065</text:p>
          </table:table-cell>
          <table:table-cell table:formula="of:=[.Z17]/65536" office:value-type="float" office:value="0.824966430664063" calcext:value-type="float">
            <text:p>0.8249664307</text:p>
          </table:table-cell>
        </table:table-row>
        <table:table-row table:style-name="ro1">
          <table:table-cell table:number-columns-repeated="2"/>
          <table:table-cell office:value-type="float" office:value="71.5" calcext:value-type="float">
            <text:p>71.5</text:p>
          </table:table-cell>
          <table:table-cell table:formula="of:=[.D17]" office:value-type="float" office:value="10" calcext:value-type="float">
            <text:p>10</text:p>
          </table:table-cell>
          <table:table-cell table:formula="of:=[.E17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8]-0.05)/([.E18]*1000000*[.D18]*0.000000000001*[.F18])*0.001)" office:value-type="float" office:value="61.3574765901884" calcext:value-type="float">
            <text:p>61.36</text:p>
          </table:table-cell>
          <table:table-cell/>
          <table:table-cell table:style-name="ce2" table:formula="of:=[.C18]/[.E18]" office:value-type="float" office:value="5.95833333333333" calcext:value-type="float">
            <text:p>6.0</text:p>
          </table:table-cell>
          <table:table-cell table:number-columns-repeated="2"/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8" calcext:value-type="float">
            <text:p>18.00</text:p>
          </table:table-cell>
          <table:table-cell table:style-name="ce3" table:formula="of:=([.L18]*[.M18])/([.L18]+[.M18])" office:value-type="float" office:value="17.8539224526601" calcext:value-type="float">
            <text:p>17.85</text:p>
          </table:table-cell>
          <table:table-cell table:style-name="ce3" table:formula="of:=[.L18]+[.M18]" office:value-type="float" office:value="2218" calcext:value-type="float">
            <text:p>2218.0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8]/([.O18])" office:value-type="float" office:value="0.00811541929666366" calcext:value-type="float">
            <text:p>0.0081154193</text:p>
          </table:table-cell>
          <table:table-cell table:style-name="ce2" table:formula="of:=[.P18]/[.Q18]" office:value-type="float" office:value="406.633333333333" calcext:value-type="float">
            <text:p>406.6</text:p>
          </table:table-cell>
          <table:table-cell table:style-name="ce6" table:formula="of:=[.S17]" office:value-type="float" office:value="1.2" calcext:value-type="float">
            <text:p>1.200</text:p>
          </table:table-cell>
          <table:table-cell table:style-name="ce2" table:formula="of:=([.S18]/[.P18])*65520" office:value-type="float" office:value="23825.4545454545" calcext:value-type="float">
            <text:p>23825.5</text:p>
          </table:table-cell>
          <table:table-cell table:style-name="ce3" table:formula="of:=[.S18]*(65520/[.T18])" office:value-type="float" office:value="3.3" calcext:value-type="float">
            <text:p>3.30</text:p>
          </table:table-cell>
          <table:table-cell table:formula="of:=INT(100*[.U18]/[.Q18])" office:value-type="float" office:value="40663" calcext:value-type="float">
            <text:p>40663</text:p>
          </table:table-cell>
          <table:table-cell table:formula="of:=INT([.U18]*POWER(2;[.W$12]))" office:value-type="float" office:value="54067" calcext:value-type="float">
            <text:p>54067</text:p>
          </table:table-cell>
          <table:table-cell table:formula="of:=INT([.S18]*POWER(2;[.X$12]))" office:value-type="float" office:value="19660" calcext:value-type="float">
            <text:p>19660</text:p>
          </table:table-cell>
          <table:table-cell table:formula="of:=[.Y17]" office:value-type="float" office:value="65520" calcext:value-type="float">
            <text:p>65520</text:p>
          </table:table-cell>
          <table:table-cell table:formula="of:=INT([.X18]*[.Y18]/[.T18])" office:value-type="float" office:value="54065" calcext:value-type="float">
            <text:p>54065</text:p>
          </table:table-cell>
          <table:table-cell table:formula="of:=[.Z18]/65536" office:value-type="float" office:value="0.824966430664063" calcext:value-type="float">
            <text:p>0.8249664307</text:p>
          </table:table-cell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239.5" calcext:value-type="float">
            <text:p>239.5</text:p>
          </table:table-cell>
          <table:table-cell table:formula="of:=[.D18]" office:value-type="float" office:value="10" calcext:value-type="float">
            <text:p>10</text:p>
          </table:table-cell>
          <table:table-cell table:formula="of:=[.E18]" office:value-type="float" office:value="12" calcext:value-type="float">
            <text:p>12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3" table:formula="of:=(([.C19]-0.05)/([.E19]*1000000*[.D19]*0.000000000001*[.F19])*0.001)" office:value-type="float" office:value="205.626980679085" calcext:value-type="float">
            <text:p>205.63</text:p>
          </table:table-cell>
          <table:table-cell/>
          <table:table-cell table:style-name="ce2" table:formula="of:=[.C19]/[.E19]" office:value-type="float" office:value="19.9583333333333" calcext:value-type="float">
            <text:p>20.0</text:p>
          </table:table-cell>
          <table:table-cell/>
          <table:table-cell table:style-name="ce4" office:value-type="string" calcext:value-type="string">
            <text:p><text:s/>==&gt;</text:p>
          </table:table-cell>
          <table:table-cell table:style-name="ce3" office:value-type="float" office:value="2200" calcext:value-type="float">
            <text:p>2200.00</text:p>
          </table:table-cell>
          <table:table-cell table:style-name="ce3" office:value-type="float" office:value="15" calcext:value-type="float">
            <text:p>15.00</text:p>
          </table:table-cell>
          <table:table-cell table:style-name="ce3" table:formula="of:=([.L19]*[.M19])/([.L19]+[.M19])" office:value-type="float" office:value="14.8984198645598" calcext:value-type="float">
            <text:p>14.90</text:p>
          </table:table-cell>
          <table:table-cell table:style-name="ce3" table:formula="of:=[.L19]+[.M19]" office:value-type="float" office:value="2215" calcext:value-type="float">
            <text:p>2215.00</text:p>
          </table:table-cell>
          <table:table-cell table:style-name="ce3" office:value-type="float" office:value="3.3" calcext:value-type="float">
            <text:p>3.30</text:p>
          </table:table-cell>
          <table:table-cell table:formula="of:=[.M19]/([.O19])" office:value-type="float" office:value="0.00677200902934537" calcext:value-type="float">
            <text:p>0.006772009</text:p>
          </table:table-cell>
          <table:table-cell table:style-name="ce2" table:formula="of:=[.P19]/[.Q19]" office:value-type="float" office:value="487.3" calcext:value-type="float">
            <text:p>487.3</text:p>
          </table:table-cell>
          <table:table-cell table:style-name="ce6" table:formula="of:=[.S18]" office:value-type="float" office:value="1.2" calcext:value-type="float">
            <text:p>1.200</text:p>
          </table:table-cell>
          <table:table-cell table:style-name="ce2" table:formula="of:=([.S19]/[.P19])*65520" office:value-type="float" office:value="23825.4545454545" calcext:value-type="float">
            <text:p>23825.5</text:p>
          </table:table-cell>
          <table:table-cell table:style-name="ce3" table:formula="of:=[.S19]*(65520/[.T19])" office:value-type="float" office:value="3.3" calcext:value-type="float">
            <text:p>3.30</text:p>
          </table:table-cell>
          <table:table-cell table:formula="of:=INT(100*[.U19]/[.Q19])" office:value-type="float" office:value="48730" calcext:value-type="float">
            <text:p>48730</text:p>
          </table:table-cell>
          <table:table-cell table:formula="of:=INT([.U19]*POWER(2;[.W$12]))" office:value-type="float" office:value="54067" calcext:value-type="float">
            <text:p>54067</text:p>
          </table:table-cell>
          <table:table-cell table:formula="of:=INT([.S19]*POWER(2;[.X$12]))" office:value-type="float" office:value="19660" calcext:value-type="float">
            <text:p>19660</text:p>
          </table:table-cell>
          <table:table-cell table:formula="of:=[.Y18]" office:value-type="float" office:value="65520" calcext:value-type="float">
            <text:p>65520</text:p>
          </table:table-cell>
          <table:table-cell table:formula="of:=INT([.X19]*[.Y19]/[.T19])" office:value-type="float" office:value="54065" calcext:value-type="float">
            <text:p>54065</text:p>
          </table:table-cell>
          <table:table-cell table:formula="of:=[.Z19]/65536" office:value-type="float" office:value="0.824966430664063" calcext:value-type="float">
            <text:p>0.8249664307</text:p>
          </table:table-cell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0</text:p>
          </table:table-cell>
          <table:table-cell office:value-type="string" calcext:value-type="string">
            <text:p>IN0</text:p>
          </table:table-cell>
          <table:table-cell office:value-type="float" office:value="1" calcext:value-type="float">
            <text:p>1</text:p>
          </table:table-cell>
          <table:table-cell table:style-name="ce2" table:formula="of:=[.C15]+12.5" office:value-type="float" office:value="41" calcext:value-type="float">
            <text:p>41.0</text:p>
          </table:table-cell>
          <table:table-cell table:formula="of:=(12+[.F22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Battery voltag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table:formula="of:=[.E22]" office:value-type="float" office:value="1" calcext:value-type="float">
            <text:p>1</text:p>
          </table:table-cell>
          <table:table-cell table:style-name="ce2" table:formula="of:=[.F22]" office:value-type="float" office:value="41" calcext:value-type="float">
            <text:p>41.0</text:p>
          </table:table-cell>
          <table:table-cell table:formula="of:=(12+[.F23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DMOC+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IN2</text:p>
          </table:table-cell>
          <table:table-cell table:formula="of:=[.E23]" office:value-type="float" office:value="1" calcext:value-type="float">
            <text:p>1</text:p>
          </table:table-cell>
          <table:table-cell table:style-name="ce2" table:formula="of:=[.F23]" office:value-type="float" office:value="41" calcext:value-type="float">
            <text:p>41.0</text:p>
          </table:table-cell>
          <table:table-cell table:formula="of:=(12+[.F24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DMOC-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3</text:p>
          </table:table-cell>
          <table:table-cell office:value-type="string" calcext:value-type="string">
            <text:p>IN3</text:p>
          </table:table-cell>
          <table:table-cell table:formula="of:=[.E24]" office:value-type="float" office:value="1" calcext:value-type="float">
            <text:p>1</text:p>
          </table:table-cell>
          <table:table-cell table:style-name="ce2" table:formula="of:=[.F24]" office:value-type="float" office:value="41" calcext:value-type="float">
            <text:p>41.0</text:p>
          </table:table-cell>
          <table:table-cell table:formula="of:=(12+[.F25])*(1/[.E$12])" office:value-type="float" office:value="4.41666666666667" calcext:value-type="float">
            <text:p>4.4166666667</text:p>
          </table:table-cell>
          <table:table-cell/>
          <table:table-cell office:value-type="string" calcext:value-type="string">
            <text:p>spare</text:p>
          </table:table-cell>
          <table:table-cell table:number-columns-repeated="5"/>
          <table:table-cell table:style-name="ce5"/>
          <table:table-cell table:style-name="ce2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ternal</text:p>
          </table:table-cell>
          <table:table-cell office:value-type="string" calcext:value-type="string">
            <text:p>IN17</text:p>
          </table:table-cell>
          <table:table-cell table:formula="of:=[.E25]" office:value-type="float" office:value="1" calcext:value-type="float">
            <text:p>1</text:p>
          </table:table-cell>
          <table:table-cell table:style-name="ce2" table:formula="of:=[.C19]+12.5" office:value-type="float" office:value="252" calcext:value-type="float">
            <text:p>252.0</text:p>
          </table:table-cell>
          <table:table-cell table:formula="of:=(12+[.F26])*(1/[.E$12])" office:value-type="float" office:value="22" calcext:value-type="float">
            <text:p>22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ternal</text:p>
          </table:table-cell>
          <table:table-cell office:value-type="string" calcext:value-type="string">
            <text:p>IN18</text:p>
          </table:table-cell>
          <table:table-cell table:formula="of:=[.E26]" office:value-type="float" office:value="1" calcext:value-type="float">
            <text:p>1</text:p>
          </table:table-cell>
          <table:table-cell table:style-name="ce2" table:formula="of:=[.F26]" office:value-type="float" office:value="252" calcext:value-type="float">
            <text:p>252.0</text:p>
          </table:table-cell>
          <table:table-cell table:formula="of:=(12+[.F27])*(1/[.E$12])" office:value-type="float" office:value="22" calcext:value-type="float">
            <text:p>22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Total size ½</text:p>
          </table:table-cell>
          <table:table-cell table:formula="of:=6*[.G29]" office:value-type="float" office:value="96" calcext:value-type="float">
            <text:p>96</text:p>
          </table:table-cell>
          <table:table-cell table:number-columns-repeated="6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27])" office:value-type="float" office:value="61.6666666666667" calcext:value-type="float">
            <text:p>61.6666666667</text:p>
          </table:table-cell>
          <table:table-cell table:number-columns-repeated="6"/>
          <table:table-cell table:style-name="ce5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 PER ½ DMA</text:p>
          </table:table-cell>
          <table:table-cell table:formula="of:=[.G29]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3]*[.G32]" office:value-type="float" office:value="986.666666666667" calcext:value-type="float">
            <text:p>986.6666666667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1000000/[.G34]" office:value-type="float" office:value="1013.51351351351" calcext:value-type="float">
            <text:p>1013.5135135135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>
            <text:p>DMA interrupt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er sec</text:p>
          </table:table-cell>
          <table:table-cell office:value-type="string" calcext:value-type="string">
            <text:p>us per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L30:Sheet1.O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2:09:30.262879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7-23T20:51:51.195110040</dc:date>
    <meta:editing-duration>P4DT2H44M17S</meta:editing-duration>
    <meta:editing-cycles>15</meta:editing-cycles>
    <meta:generator>LibreOffice/5.1.6.2$Linux_X86_64 LibreOffice_project/10m0$Build-2</meta:generator>
    <meta:document-statistic meta:table-count="1" meta:cell-count="239" meta:object-count="0"/>
  </office:meta>
</office:document-meta>
</file>